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xedLocaleContextResolverTests.resolveCustomized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xedLocaleContextResolv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LocaleContextResolverTests.resolveCustomizedAndTimeZone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xedLocaleContextResolverTests.exchange( Locale ... loca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LocaleContextResolverTests.resolveDefaul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